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15df" officeooo:paragraph-rsid="000115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ibration Factor 1 = 111.302 +/- 1.36611</text:p>
      <text:p text:style-name="P1">Calibration Factor 2 = 107.901 +/- 1.29438</text:p>
      <text:p text:style-name="P1">Calibration Factor 3 = 115.774 +/- 1.61742</text:p>
      <text:p text:style-name="P1">Calibration Factor 4 = 118.617 +/- 1.54014</text:p>
      <text:p text:style-name="P1">Calibration Factor 5 = 110.367 +/- 1.54481</text:p>
      <text:p text:style-name="P1">Calibration Factor 6 = 112.363 +/- 1.42036</text:p>
      <text:p text:style-name="P1">Calibration Factor 7 = 112.363 +/- 1.42036</text:p>
      <text:p text:style-name="P1">========================================</text:p>
      <text:p text:style-name="P1">Calibration Factor Average = 112.67 +/- 0.55238</text:p>
      <text:p text:style-name="P1">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4:43:21.903682296</meta:creation-date>
    <meta:print-date>2018-02-27T14:43:41.381355474</meta:print-date>
    <dc:date>2018-02-27T14:43:52.833506376</dc:date>
    <meta:editing-duration>PT34S</meta:editing-duration>
    <meta:editing-cycles>1</meta:editing-cycles>
    <meta:document-statistic meta:table-count="0" meta:image-count="0" meta:object-count="0" meta:page-count="1" meta:paragraph-count="10" meta:word-count="58" meta:character-count="421" meta:non-whitespace-character-count="373"/>
    <meta:generator>LibreOffice/5.3.6.1$Linux_X86_64 LibreOffice_project/30$Build-1</meta:generator>
  </office:meta>
</office:document-meta>
</file>